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e53" officeooo:paragraph-rsid="0000de53"/>
    </style:style>
    <style:style style:name="P2" style:family="paragraph" style:parent-style-name="Standard">
      <style:text-properties officeooo:paragraph-rsid="0000de53"/>
    </style:style>
    <style:style style:name="P3" style:family="paragraph" style:parent-style-name="Standard">
      <style:text-properties officeooo:rsid="00012b75" officeooo:paragraph-rsid="00012b75"/>
    </style:style>
    <style:style style:name="T1" style:family="text">
      <style:text-properties officeooo:rsid="0000de53"/>
    </style:style>
    <style:style style:name="T2" style:family="text">
      <style:text-properties style:font-name="Liberation Serif" officeooo:rsid="0000de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e en place d’un environement virtuel :</text:p>
      <text:p text:style-name="P2"><text:span text:style-name="T1">Dans le terminal : dans le répertoire jeu_lehna/</text:span><text:span text:style-name="Source_20_Text"><text:span text:style-name="T2">fastapi-websockets executer la commande: </text:span></text:span></text:p>
      <text:p text:style-name="P2"><text:span text:style-name="Source_20_Text"><text:span text:style-name="T2">python3 -m venv venv</text:span></text:span></text:p>
      <text:p text:style-name="P1">puis:</text:p>
      <text:p text:style-name="P1">source venv/bin/active</text:p>
      <text:p text:style-name="P1">installation de FastAPI, des dépendences WebSocket et d’un serveur ASGI:</text:p>
      <text:p text:style-name="P3">executer dans le terminal :</text:p>
      <text:p text:style-name="P1">pip install fastapi "uvicorn[standard]" "fastapi[standard]" websocket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19:53:22.436204504</meta:creation-date>
    <dc:date>2025-10-17T20:16:05.078533509</dc:date>
    <meta:editing-duration>PT1M9S</meta:editing-duration>
    <meta:editing-cycles>1</meta:editing-cycles>
    <meta:document-statistic meta:table-count="0" meta:image-count="0" meta:object-count="0" meta:page-count="1" meta:paragraph-count="8" meta:word-count="46" meta:character-count="346" meta:non-whitespace-character-count="307"/>
    <meta:generator>LibreOffice/25.2.6.2$Linux_X86_64 LibreOffice_project/40d1a0e1d5bdf1afaeae24d9ece32bbb00fa66a4</meta:generator>
  </office:meta>
</office:document-meta>
</file>